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3" style:family="text">
      <style:text-properties style:font-name="Segoe UI3" fo:font-style="normal" style:font-name-asian="Segoe UI3" style:font-style-asian="normal" style:font-name-complex="Segoe UI3" style:font-style-complex="normal"/>
    </style:style>
    <style:style style:name="T4" style:family="text">
      <style:text-properties style:font-name="Segoe UI2" style:font-name-asian="Segoe UI3" style:font-name-complex="Segoe UI3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n Polarkoordinaten wird ein <text:span text:style-name="T1">Punkt</text:span> in einer <text:span text:style-name="T1">Ebene</text:span> durch den Abstand <text:span text:style-name="T1">r</text:span> zum Ursprung und den Winkel <text:span text:style-name="T2">ϑ</text:span><text:span text:style-name="T3"> </text:span>zu einer Richtung eindeutig festgelegt.<text:line-break/><text:line-break/>Die Komponenten eines Ortsvektors in Polarkoordinaten sind daher eine Längenangabe <text:span text:style-name="T1">r</text:span> und eine Winkelangabe <text:span text:style-name="T2">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kartesischen in polar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6.379cm" svg:height="4.434cm" svg:x="10.81cm" svg:y="8.282cm">
          <text:p/>
          <draw:object xlink:href="../Transformation%20kartesisch-pol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polaren in kartesisch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579cm" svg:height="2.702cm" svg:x="11.71cm" svg:y="9.148cm">
          <text:p/>
          <draw:object xlink:href="../Transformation%20polar-kartesis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 und warum sind Polarkoordinaten von Vorte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r Beschreibung von Kreisbewegungen:</text:p>
            <text:p/>
            <text:p>Bei einer einfachen Kreisbewegung ändert sich der Radius <text:span text:style-name="T1">r</text:span> nicht, so kann die Bewegung mit nur einer Variablen, dem Winkel <text:span text:style-name="T2">ϑ</text:span><text:span text:style-name="T4"> beschrieben werden.</text:span></text:p>
            <text:p><text:span text:style-name="T4"/></text:p>
            <text:p><text:span text:style-name="T4">Zweidimensionale Probleme (in einer Ebene) werden so auf ein eindimensionales Problem zurückgefüh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ngabe zur Größe eines ebenen Winkels:</text:p>
            <text:p><text:line-break/>Der Winkel in Radiant ist die Länge eines Kreisbogens geteilt durch den Radius des Kre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(Einheit) ha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es ein Verhältnis von Länge und Radius ist, ist das Radiant <text:span text:style-name="T1">dimensionslo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Winkelverschiebung <text:span text:style-name="T2">φ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Analog zur Verschiebung entlang einer eindimensionalen Linie entspricht die Winkelverschiebung <text:span text:style-name="T2">φ</text:span> der <text:span text:style-name="T1">gerichteten</text:span> Differenz zweier Winkel mit dem Betrag:</text:p>
            <text:p/>
            <text:p/>
            <text:p>Die Richtung wird, wie im eindimensionalen linearen Fall, durch das Vorzeichen festgelegt.</text:p>
          </draw:text-box>
        </draw:frame>
        <draw:frame draw:style-name="gr2" draw:text-style-name="P1" draw:layer="layout" svg:width="6.027cm" svg:height="1.138cm" svg:x="10.986cm" svg:y="10.93cm">
          <text:p/>
          <draw:object xlink:href="../Betrag%20der%20Winkelverschieb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geschwindigk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Änderung der Winkelverschiebung mit der Zeit:</text:p>
          </draw:text-box>
        </draw:frame>
        <draw:frame draw:style-name="gr2" draw:text-style-name="P1" draw:layer="layout" svg:width="4.038cm" svg:height="2.535cm" svg:x="11.98cm" svg:y="13.232cm">
          <text:p/>
          <draw:object xlink:href="../Winkelgeschwindigk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rechnet man Winkel- in Tangentialgeschwindigkeit um?</text:p>
          </draw:text-box>
        </draw:frame>
        <draw:frame presentation:style-name="pr2" draw:layer="layout" svg:width="25.199cm" svg:height="19.263cm" svg:x="1.4cm" svg:y="1.3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x</text:span> ist die gewöhnliche eindimensionale Verschiebung <text:span text:style-name="T1">x</text:span> - <text:span text:style-name="T1">x</text:span><text:span text:style-name="T5">0</text:span></text:p>
          </draw:text-box>
        </draw:frame>
        <draw:frame draw:style-name="gr2" draw:text-style-name="P1" draw:layer="layout" svg:width="16.256cm" svg:height="13.094cm" svg:x="5.871cm" svg:y="5.952cm">
          <text:p/>
          <draw:object xlink:href="../Umrechnung%20von%20Winkel-%20in%20Tangential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Periode einer Krei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ie Zeit, die erforderlich ist um eine Kreisbewegung zu vollenden (also wieder den Anfang zu erreichen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Frequenz einer Kreis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nzahl von Rotationen innerhalb eines gegebenen Zeitinterv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Periode und Frequenz zueina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umgekehrt proportional zueinander, </text:p>
            <text:p>d.h. je größer die Frequenz desto kürzer die Periode und umgekehrt</text:p>
          </draw:text-box>
        </draw:frame>
        <draw:frame draw:style-name="gr2" draw:text-style-name="P1" draw:layer="layout" svg:width="3.351cm" svg:height="2.535cm" svg:x="12.324cm" svg:y="14.232cm">
          <text:p/>
          <draw:object xlink:href="../Frequenz%20zu%20Period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1M28S</meta:editing-duration>
    <meta:editing-cycles>8</meta:editing-cycles>
    <meta:generator>LibreOffice/4.3.4.1$Windows_x86 LibreOffice_project/bc356b2f991740509f321d70e4512a6a54c5f243</meta:generator>
    <dc:date>2015-03-05T19:56:07.222000000</dc:date>
    <meta:document-statistic meta:object-count="135"/>
  </office:meta>
</office:document-meta>
</file>